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color="#7e0021" fo:font-size="13pt" style:text-underline-style="solid" style:text-underline-width="auto" style:text-underline-color="font-color" style:font-size-asian="13pt" style:font-size-complex="13pt"/>
    </style:style>
    <style:style style:name="P2" style:family="paragraph" style:parent-style-name="Text_20_body">
      <style:text-properties fo:color="#7e0021"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3" style:family="paragraph" style:parent-style-name="Text_20_body">
      <style:text-properties fo:color="#7e0021" fo:font-size="13pt" fo:language="zxx" fo:country="none" fo:font-style="italic" style:text-underline-style="solid" style:text-underline-width="auto" style:text-underline-color="font-color" fo:font-weight="bold" style:font-size-asian="13pt" style:language-asian="zxx" style:country-asian="none" style:font-style-asian="italic" style:font-weight-asian="bold" style:font-size-complex="13pt" style:language-complex="zxx" style:country-complex="none" style:font-style-complex="italic" style:font-weight-complex="bold"/>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7"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8" style:family="paragraph" style:parent-style-name="Text_20_body">
      <style:text-properties fo:language="zxx" fo:country="none" style:language-asian="zxx" style:country-asian="none" style:language-complex="zxx" style:country-complex="none"/>
    </style:style>
    <style:style style:name="P9" style:family="paragraph" style:parent-style-name="Text_20_body">
      <style:paragraph-properties fo:margin-left="0cm" fo:margin-right="0cm" fo:text-indent="0cm" style:auto-text-indent="false"/>
    </style:style>
    <style:style style:name="P10" style:family="paragraph" style:parent-style-name="code">
      <style:text-properties fo:color="#9966cc" fo:font-style="italic" style:font-style-asian="italic" style:font-style-complex="italic"/>
    </style:style>
    <style:style style:name="P11" style:family="paragraph" style:parent-style-name="code">
      <style:text-properties fo:font-style="italic" fo:font-weight="bold" style:font-style-asian="italic" style:font-weight-asian="bold" style:font-style-complex="italic" style:font-weight-complex="bold"/>
    </style:style>
    <style:style style:name="P12" style:family="paragraph" style:parent-style-name="code">
      <style:text-properties fo:color="#ffffff" fo:language="zxx" fo:country="none" style:language-asian="zxx" style:country-asian="none" style:language-complex="zxx" style:country-complex="none"/>
    </style:style>
    <style:style style:name="P13" style:family="paragraph" style:parent-style-name="code">
      <style:text-properties fo:language="zxx" fo:country="none" style:language-asian="zxx" style:country-asian="none" style:language-complex="zxx" style:country-complex="none"/>
    </style:style>
    <style:style style:name="P14" style:family="paragraph" style:parent-style-name="code_5f_2">
      <style:paragraph-properties fo:margin-top="0cm" fo:margin-bottom="0cm" fo:background-color="#333333" fo:padding="0cm" fo:border="0.035cm solid #800080" style:shadow="none" fo:keep-with-next="always">
        <style:background-image/>
      </style:paragraph-properties>
    </style:style>
    <style:style style:name="P15" style:family="paragraph" style:parent-style-name="Standard">
      <style:text-properties fo:language="zxx" fo:country="none" style:language-asian="zxx" style:country-asian="none" style:language-complex="zxx" style:country-complex="none"/>
    </style:style>
    <style:style style:name="P16" style:family="paragraph" style:parent-style-name="Text_20_body" style:list-style-name="L2"/>
    <style:style style:name="P17" style:family="paragraph" style:parent-style-name="Text_20_body" style:list-style-name="L2">
      <style:text-properties fo:font-style="italic" fo:font-weight="bold" style:font-style-asian="italic" style:font-weight-asian="bold" style:font-style-complex="italic" style:font-weight-complex="bold"/>
    </style:style>
    <style:style style:name="P18" style:family="paragraph" style:parent-style-name="Text_20_body" style:list-style-name="L3">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9" style:family="paragraph" style:parent-style-name="Text_20_body" style:list-style-name="L4">
      <style:text-properties fo:language="zxx" fo:country="none" style:language-asian="zxx" style:country-asian="none" style:language-complex="zxx" style:country-complex="none"/>
    </style:style>
    <style:style style:name="P20" style:family="paragraph" style:parent-style-name="Text_20_body" style:list-style-name="L4"/>
    <style:style style:name="P21" style:family="paragraph" style:parent-style-name="Text_20_body" style:list-style-name="L4">
      <style:text-properties style:text-line-through-style="solid" fo:language="zxx" fo:country="none" style:language-asian="zxx" style:country-asian="none" style:language-complex="zxx" style:country-complex="none"/>
    </style:style>
    <style:style style:name="P22" style:family="paragraph" style:parent-style-name="Text_20_body" style:list-style-name="L1">
      <style:paragraph-properties fo:margin-top="0.199cm" fo:margin-bottom="0.21cm"/>
    </style:style>
    <style:style style:name="P23" style:family="paragraph" style:parent-style-name="List_20_Indent" style:list-style-name="L1">
      <style:paragraph-properties fo:margin-top="0cm" fo:margin-bottom="0.011cm"/>
      <style:text-properties fo:font-size="11pt" fo:font-style="normal" style:font-size-asian="11pt" style:font-style-asian="normal" style:font-size-complex="11pt" style:font-style-complex="normal"/>
    </style:style>
    <style:style style:name="P24" style:family="paragraph" style:parent-style-name="code">
      <style:text-properties fo:color="#9966cc" fo:font-style="italic" style:font-style-asian="italic" style:font-style-complex="italic"/>
    </style:style>
    <style:style style:name="P25" style:family="paragraph" style:parent-style-name="Heading_20_2">
      <style:text-properties fo:font-style="normal" style:font-style-asian="normal" style:font-style-complex="normal"/>
    </style:style>
    <style:style style:name="P26" style:family="paragraph" style:parent-style-name="Heading_20_2">
      <style:text-properties fo:language="zxx" fo:country="none" fo:font-style="normal" style:language-asian="zxx" style:country-asian="none" style:font-style-asian="normal" style:language-complex="zxx" style:country-complex="none" style:font-style-complex="normal"/>
    </style:style>
    <style:style style:name="P27" style:family="paragraph" style:parent-style-name="Heading_20_2">
      <style:text-properties fo:language="zxx" fo:country="none" style:language-asian="zxx" style:country-asian="none" style:language-complex="zxx" style:country-complex="none"/>
    </style:style>
    <style:style style:name="P28" style:family="paragraph" style:parent-style-name="Heading_20_3">
      <style:text-properties fo:font-style="italic" style:font-style-asian="italic" style:font-style-complex="italic"/>
    </style:style>
    <style:style style:name="P29" style:family="paragraph" style:parent-style-name="Heading_20_3">
      <style:text-properties fo:language="zxx" fo:country="none" style:language-asian="zxx" style:country-asian="none" style:language-complex="zxx" style:country-complex="none"/>
    </style:style>
    <style:style style:name="P30" style:family="paragraph" style:parent-style-name="Heading_20_3">
      <style:text-properties fo:language="zxx" fo:country="none" fo:font-style="italic" style:language-asian="zxx" style:country-asian="none" style:font-style-asian="normal" style:language-complex="zxx" style:country-complex="none" style:font-style-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color="#ff0000" fo:language="zxx" fo:country="none" fo:font-weight="bold" style:language-asian="zxx" style:country-asian="none" style:font-weight-asian="bold" style:language-complex="zxx" style:country-complex="none" style:font-weight-complex="bold"/>
    </style:style>
    <style:style style:name="T9" style:family="text">
      <style:text-properties fo:color="#ffffff"/>
    </style:style>
    <style:style style:name="T10" style:family="text">
      <style:text-properties fo:color="#ffffff" fo:language="zxx" fo:country="none" style:language-asian="zxx" style:country-asian="none" style:language-complex="zxx" style:country-complex="none"/>
    </style:style>
    <style:style style:name="T11" style:family="text">
      <style:text-properties fo:color="#9966cc"/>
    </style:style>
    <style:style style:name="T12" style:family="text">
      <style:text-properties fo:color="#9966cc" fo:font-style="italic" style:font-style-asian="italic" style:font-style-complex="italic"/>
    </style:style>
    <style:style style:name="T13" style:family="text">
      <style:text-properties fo:color="#9966cc" style:font-name="Liberation Mono" fo:font-size="9pt"/>
    </style:style>
    <style:style style:name="T14" style:family="text">
      <style:text-properties fo:color="#9966cc" style:font-name="Liberation Mono" fo:font-size="9pt" style:font-size-asian="10.5pt"/>
    </style:style>
    <style:style style:name="T15" style:family="text">
      <style:text-properties fo:color="#33cc66"/>
    </style:style>
    <style:style style:name="T16" style:family="text">
      <style:text-properties fo:color="#33cc66" fo:font-style="normal" fo:font-weight="normal" style:font-style-asian="normal" style:font-weight-asian="normal" style:font-style-complex="normal" style:font-weight-complex="normal"/>
    </style:style>
    <style:style style:name="T17" style:family="text">
      <style:text-properties fo:color="#3deb3d"/>
    </style:style>
    <style:style style:name="T18" style:family="text">
      <style:text-properties fo:color="#3deb3d" fo:font-style="normal" fo:font-weight="normal" style:font-style-asian="normal" style:font-weight-asian="normal" style:font-style-complex="normal" style:font-weight-complex="normal"/>
    </style:style>
    <style:style style:name="T19" style:family="text">
      <style:text-properties fo:color="#000080" fo:language="zxx" fo:country="none" fo:font-style="normal" style:text-underline-style="solid" style:text-underline-width="auto" style:text-underline-color="font-color" fo:font-weight="normal" style:language-asian="zxx" style:country-asian="none" style:font-style-asian="normal" style:font-weight-asian="normal" style:language-complex="zxx" style:country-complex="none" style:font-style-complex="normal" style:font-weight-complex="normal"/>
    </style:style>
    <style:style style:name="T20" style:family="text">
      <style:text-properties fo:color="#000080" fo:language="zxx" fo:country="none" fo:font-style="normal" style:text-underline-style="solid" style:text-underline-width="auto" style:text-underline-color="font-color" style:language-asian="zxx" style:country-asian="none" style:font-style-asian="normal" style:language-complex="zxx" style:country-complex="none" style:font-style-complex="normal"/>
    </style:style>
    <style:style style:name="T21"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22" style:family="text">
      <style:text-properties fo:language="zxx" fo:country="none" style:language-asian="zxx" style:country-asian="none" style:language-complex="zxx" style:country-complex="none"/>
    </style:style>
    <style:style style:name="T23"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24"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25" style:family="text">
      <style:text-properties fo:color="#00ae00" fo:language="zxx" fo:country="none" style:language-asian="zxx" style:country-asian="none" style:language-complex="zxx" style:country-complex="none"/>
    </style:style>
    <style:style style:name="T26" style:family="text">
      <style:text-properties fo:color="#ffd320"/>
    </style:style>
    <style:style style:name="T27" style:family="text">
      <style:text-properties fo:color="#ffd320" style:font-name="Liberation Mono" fo:font-size="9pt"/>
    </style:style>
    <style:style style:name="T28" style:family="text">
      <style:text-properties style:text-line-through-style="soli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nectezsugar</text:h>
      <text:h text:style-name="Heading_20_2" text:outline-level="2">Introduction</text:h>
      <text:p text:style-name="Text_20_body">Ce document est une documentation pour l'extension "<text:span text:style-name="T2">connectezsugar</text:span>".</text:p>
      <text:p text:style-name="Text_20_body">Au moment ou j'écris ce document, ça va concerner essentiellement la fonctionnalité "<text:span text:style-name="T2">import</text:span>", qui va importer ou synchroniser <text:span text:style-name="T7">un</text:span> objet d'un module <text:span text:style-name="T1">SUGAR </text:span><text:span text:style-name="T4">dans la base de donnée </text:span><text:span text:style-name="T1">EZ</text:span><text:span text:style-name="T4">.</text:span></text:p>
      <text:h text:style-name="P25" text:outline-level="2">Liste des fichiers</text:h>
      <text:p text:style-name="P4">Les fichiers concerné par cette doc à l'heure actuelle sont :</text:p>
      <text:list xml:id="list1302016418" text:style-name="L1">
        <text:list-item>
          <text:p text:style-name="P22"><text:span text:style-name="T5">Classes </text:span><text:span text:style-name="T4">:</text:span></text:p>
          <text:list>
            <text:list-item>
              <text:p text:style-name="P23">owobjectsmaster.php</text:p>
            </text:list-item>
            <text:list-item>
              <text:p text:style-name="P23">sugarsynchro.php</text:p>
            </text:list-item>
            <text:list-item>
              <text:p text:style-name="P23">sugarconnector.php</text:p>
            </text:list-item>
            <text:list-item>
              <text:p text:style-name="P23">owlogger.php</text:p>
            </text:list-item>
          </text:list>
        </text:list-item>
        <text:list-item>
          <text:p text:style-name="P22"><text:span text:style-name="T4"><text:s/></text:span><text:span text:style-name="T5">Templates </text:span><text:span text:style-name="T4">:</text:span></text:p>
          <text:list>
            <text:list-item>
              <text:p text:style-name="P23">notice_result.tpl</text:p>
            </text:list-item>
          </text:list>
        </text:list-item>
        <text:list-item>
          <text:p text:style-name="P22"><text:span text:style-name="T5">Views</text:span><text:span text:style-name="T4"> (module </text:span><text:span text:style-name="T2">sugarCrm</text:span><text:span text:style-name="T4">) :</text:span></text:p>
          <text:list>
            <text:list-item>
              <text:p text:style-name="P23">import.php</text:p>
            </text:list-item>
            <text:list-item>
              <text:p text:style-name="P23">cleanup.php</text:p>
            </text:list-item>
            <text:list-item>
              <text:p text:style-name="P23">updateclass.php</text:p>
            </text:list-item>
          </text:list>
        </text:list-item>
        <text:list-item>
          <text:p text:style-name="P22"><text:span text:style-name="T5">Settings </text:span><text:span text:style-name="T4">:</text:span></text:p>
          <text:list>
            <text:list-item>
              <text:p text:style-name="P23">owobjectsmaster.ini.append.php</text:p>
            </text:list-item>
            <text:list-item>
              <text:p text:style-name="P23">sugarcrm.in.append.php</text:p>
            </text:list-item>
            <text:list-item>
              <text:p text:style-name="P23">mappingezsugar.ini.append.php</text:p>
            </text:list-item>
          </text:list>
        </text:list-item>
      </text:list>
      <text:h text:style-name="P25" text:outline-level="2">Comment ça marche</text:h>
      <text:h text:style-name="P28" text:outline-level="3">Configuration</text:h>
      <text:p text:style-name="Text_20_body">Avant de pouvoir lancer le script d'import d'un objet depuis <text:span text:style-name="T1">SUGAR, </text:span><text:span text:style-name="T4">il y a quelque configuration à faire.</text:span></text:p>
      <text:p text:style-name="P2">DANS SETTINGS.</text:p>
      <text:p text:style-name="P1"><text:span text:style-name="T5"><text:tab/></text:span><text:span text:style-name="T2">sugarcrm.in.append.php :</text:span></text:p>
      <text:p text:style-name="P5"><text:tab/></text:p>
      <text:p text:style-name="P11"><text:soft-page-break/>[connexion]</text:p>
      <text:p text:style-name="code">ServerUrl=sugarcrm.local <text:s/><text:span text:style-name="T12"># url de la plateforme SUGAR</text:span></text:p>
      <text:p text:style-name="code">ServerPath=/soap.php</text:p>
      <text:p text:style-name="code">ServerNamespace=http://www.sugarcrm.com/sugarcrm</text:p>
      <text:p text:style-name="P10"># login et mot de passe pour la connexion</text:p>
      <text:p text:style-name="code">login=admin</text:p>
      <text:p text:style-name="code">password=admin</text:p>
      <text:p text:style-name="Text_20_body"/>
      <text:p text:style-name="Text_20_body">Dans le bloc <text:span text:style-name="T2">[connexion]</text:span>, il faut renseigner l'url de la plateforme SUGAR, login et mot de passe pour se connecter ; les autres paramétres normalement ne doivent pas être changé.</text:p>
      <text:p text:style-name="code">[Names] </text:p>
      <text:p text:style-name="P10"># si il y a un <text:span text:style-name="T6">préfixe</text:span> à enlever du nom de module SUGAR pour nommer une class EZ en absence de mapping </text:p>
      <text:p text:style-name="code">prefixRemove=true </text:p>
      <text:p text:style-name="P10"># le <text:span text:style-name="T6">préfixe</text:span> éventuel du nom de module SUGAR</text:p>
      <text:p text:style-name="P10"># pas pris en compte si 'prefixRemove' est à false</text:p>
      <text:p text:style-name="code">prefixString=test_</text:p>
      <text:p text:style-name="Text_20_body"/>
      <text:p text:style-name="Text_20_body">Le bloc <text:span text:style-name="T2">[Names]</text:span><text:span text:style-name="T6">, gère le nommage des classes </text:span><text:span text:style-name="T3">EZ</text:span><text:span text:style-name="T6"> par rapport aux noms des modules </text:span><text:span text:style-name="T3">SUGAR</text:span><text:span text:style-name="T6">. Les modules <text:s/></text:span><text:span text:style-name="T3">SUGAR</text:span><text:span text:style-name="T6"> ont souvent un préfixe ( nom du package ).</text:span></text:p>
      <text:p text:style-name="Text_20_body"><text:span text:style-name="T6">Si on met </text:span><text:span text:style-name="T2">prefixString</text:span><text:span text:style-name="T6"> à </text:span><text:span text:style-name="T3">true</text:span><text:span text:style-name="T6">, le connecteur renommera et faire la liasson classEZ → moduleSUGAR en enlevant le </text:span><text:span text:style-name="T2">prefixString</text:span><text:span text:style-name="T6"> au nom de module SUGAR concerné par la synchronisation.</text:span></text:p>
      <text:p text:style-name="Text_20_body"><text:span text:style-name="T6">Si on met </text:span><text:span text:style-name="T2">prefixString</text:span><text:span text:style-name="T6"> à </text:span><text:span text:style-name="T3">false,</text:span><text:span text:style-name="T6"> il n'y aura pas de renommage.</text:span></text:p>
      <text:p text:style-name="Text_20_body"><text:span text:style-name="T6">Une autre façon de lier les noms de classes EZ aux noms de modules SUGAR est d'ajouter une entrée aux tableau </text:span><text:span text:style-name="T2">mapping_names[] </text:span><text:span text:style-name="T6">et</text:span><text:span text:style-name="T2"> mapping_identifiers[] </text:span><text:span text:style-name="T6"><text:s/>dans le bloc </text:span><text:span text:style-name="T2">[Mapping] </text:span></text:p>
      <text:p text:style-name="P10"># mapping des correspondances des tables SUGAR avec les objets EZ </text:p>
      <text:p text:style-name="code">[Mapping] </text:p>
      <text:p text:style-name="P10"># mapping des correspondances des noms de modules SUGAR avec les noms des classes EZ </text:p>
      <text:p text:style-name="P10"># ex.: mapping_names[nom_module_sugar]=class_name_ez </text:p>
      <text:p text:style-name="code">mapping_names[] </text:p>
      <text:p text:style-name="code">mapping_names[test_Hotel]=Hotel</text:p>
      <text:p text:style-name="code"/>
      <text:p text:style-name="P10"># mapping des correspondances des noms de modules SUGAR avec les identifiers des classes EZ </text:p>
      <text:p text:style-name="P10"># ex.: mapping_identifiers[nom_module_sugar]=class_identifier_ez </text:p>
      <text:p text:style-name="code">mapping_identifiers[] </text:p>
      <text:p text:style-name="code">mapping_identifiers[test_Hotel]=hotel</text:p>
      <text:p text:style-name="P9"/>
      <text:p text:style-name="Text_20_body">Dans le bloc <text:span text:style-name="T2">[Mapping] </text:span><text:span text:style-name="T6">on configure les paramètres généraux des <text:s/></text:span>correspondances entre les modules SUGAR et les classes et objets EZ.</text:p>
      <text:p text:style-name="P10"># champs des tables SUGAR (field name) à ignorer pour les objets EZ </text:p>
      <text:p text:style-name="code">exclude_fields[] </text:p>
      <text:p text:style-name="code">exclude_fields[]=id </text:p>
      <text:p text:style-name="code">exclude_fields[]=date_entered </text:p>
      <text:p text:style-name="code">exclude_fields[]=date_modified </text:p>
      <text:p text:style-name="code">exclude_fields[]=modified_user_id </text:p>
      <text:p text:style-name="code">exclude_fields[]=modified_by_name </text:p>
      <text:p text:style-name="code">exclude_fields[]=created_by </text:p>
      <text:p text:style-name="code">exclude_fields[]=created_by_name </text:p>
      <text:p text:style-name="code">exclude_fields[]=team_id </text:p>
      <text:p text:style-name="code">exclude_fields[]=team_set_id </text:p>
      <text:p text:style-name="code">exclude_fields[]=team_count </text:p>
      <text:p text:style-name="code">exclude_fields[]=team_name </text:p>
      <text:p text:style-name="code">exclude_fields[]=assigned_user_id </text:p>
      <text:p text:style-name="code">exclude_fields[]=assigned_user_name</text:p>
      <text:p text:style-name="Text_20_body"/>
      <text:p text:style-name="Text_20_body">Le tableau <text:span text:style-name="T2">exclude_fields[]</text:span> liste tous les champs communs aux tables SUGAR qui ne nous interesse pas pour l'enregistrement des objets EZ.</text:p>
      <text:p text:style-name="P10"><text:soft-page-break/># mapping des correspondances des types de champs SUGAR avec les datatype EZ </text:p>
      <text:p text:style-name="P10"># ex.: mapping_types[sugar_field_type]=ez_datatype </text:p>
      <text:p text:style-name="code">mapping_types[] </text:p>
      <text:p text:style-name="code">mapping_types[id]=ezstring </text:p>
      <text:p text:style-name="code">mapping_types[bool]=ezboolean </text:p>
      <text:p text:style-name="code">mapping_types[text]=eztext </text:p>
      <text:p text:style-name="code">mapping_types[name]=ezstring </text:p>
      <text:p text:style-name="code">mapping_types[datetime]=ezdatetime</text:p>
      <text:p text:style-name="Text_20_body"/>
      <text:p text:style-name="Text_20_body">Le tableau <text:span text:style-name="T2">mapping_types[]</text:span> serve à faire correspondre les types de champs des tables SUGAR avec les datatypes EZ. Pour l'instant c'est une liste non exhaustive, à compléter. </text:p>
      <text:p text:style-name="code">[RemoteIdModel] </text:p>
      <text:p text:style-name="P10"># liste de variables pour le model de remote_id </text:p>
      <text:p text:style-name="code">var_list[] </text:p>
      <text:p text:style-name="code">var_list[]=ez_class_identifier </text:p>
      <text:p text:style-name="code">var_list[]=ez_class_name </text:p>
      <text:p text:style-name="code">var_list[]=sugar_object_id </text:p>
      <text:p text:style-name="code">var_list[]=sugar_module_name </text:p>
      <text:p text:style-name="code">var_list[]=sugar_module_libelle </text:p>
      <text:p text:style-name="code"/>
      <text:p text:style-name="P10"># modele de remote_id EZ en fonction de données SUGAR </text:p>
      <text:p text:style-name="P10"># le remote_id est construit avec la concatenation consecutive des elements du tableau "remote_id_model[]" </text:p>
      <text:p text:style-name="P10"># les valeurs possibles doivent faire partie de "var_list[]" </text:p>
      <text:p text:style-name="code">remote_id_model[] </text:p>
      <text:p text:style-name="code">remote_id_model[]=ez_class_identifier </text:p>
      <text:p text:style-name="code">remote_id_model[]=_ </text:p>
      <text:p text:style-name="code">remote_id_model[]=sugar_object_id</text:p>
      <text:p text:style-name="Text_20_body"/>
      <text:p text:style-name="Text_20_body">Le bloc <text:span text:style-name="T2">[RemoteIdModel]</text:span> n'est pas operationnel pour l'instant. C'est une idée pour rendre parametrable la construction du remote_id des objets EZ.</text:p>
      <text:p text:style-name="Text_20_body"/>
      <text:p text:style-name="code">[Synchro]</text:p>
      <text:p text:style-name="P10"># liste des modules SUGAR qui sont concerné par la synchronisation</text:p>
      <text:p text:style-name="P10"># @IMPORTANT! : le chronjob de synchronisation viens lire cette liste !!!</text:p>
      <text:p text:style-name="code">modulesListToSynchro[]</text:p>
      <text:p text:style-name="code">modulesListToSynchro[]=test_Hotel</text:p>
      <text:p text:style-name="Text_20_body"/>
      <text:p text:style-name="Text_20_body">Le bloc <text:s/><text:span text:style-name="T2">[Synchro] </text:span><text:span text:style-name="T6">concerne la synchronisation massive de SUGAR vers EZ (chronjob).</text:span></text:p>
      <text:p text:style-name="Text_20_body"><text:span text:style-name="T6">Liste les modules SUGAR à synchroniser avec EZ.</text:span></text:p>
      <text:p text:style-name="Text_20_body"><text:span text:style-name="T6"/></text:p>
      <text:p text:style-name="P1"><text:span text:style-name="T5"><text:tab/></text:span><text:span text:style-name="T2">mappingezsugar.in.append.php :</text:span></text:p>
      <text:p text:style-name="code">[old_test_Hotel] </text:p>
      <text:p text:style-name="code">sugarez[] </text:p>
      <text:p text:style-name="code">sugarez[name]=name </text:p>
      <text:p text:style-name="code">sugarez[description]=description </text:p>
      <text:p text:style-name="code">sugarez[deleted]=deleted </text:p>
      <text:p text:style-name="code"/>
      <text:p text:style-name="code">ezsugar_rename[] </text:p>
      <text:p text:style-name="code">ezsugar_rename[name]=name </text:p>
      <text:p text:style-name="code">ezsugar_rename[description]=description </text:p>
      <text:p text:style-name="code">ezsugar_rename[deleted]=deleted </text:p>
      <text:p text:style-name="code"/>
      <text:p text:style-name="P10"># champs de la table SUGAR (field name) à ignorer pour cet module SUGAR </text:p>
      <text:p text:style-name="P10"># si il y en a en plus par rapport aux exclude_fields[] dans sugarcrm.ini </text:p>
      <text:p text:style-name="code">exclude_fields[]</text:p>
      <text:p text:style-name="Text_20_body"/>
      <text:p text:style-name="Text_20_body">Chaque bloc correspond à un module SUGAR [module_name]. </text:p>
      <text:p text:style-name="Text_20_body">Le tableau <text:span text:style-name="T2">sugarez[] </text:span>sont les <text:s/>correspondences SUGAR =&gt; EZ pour les cas ou les identifiants des attributes EZ ne correspondent pas aux fields_names SUGAR .</text:p>
      <text:p text:style-name="Text_20_body">Le tableau <text:span text:style-name="T2">ezsugar_rename[] </text:span>: correspondences EZ =&gt; SUGAR dans le cas d'un update d'une class EZ pour <text:soft-page-break/>pouvoir renommer les identifiants des attributes. Pas encore utilisé, encore à l'état d'idée, possibilité.</text:p>
      <text:p text:style-name="Text_20_body">Le tableau <text:span text:style-name="T2">exclude_fields[]</text:span><text:span text:style-name="T6"> (voir commentaire ;).</text:span></text:p>
      <text:p text:style-name="Text_20_body"/>
      <text:p text:style-name="P1"><text:span text:style-name="T5"><text:tab/></text:span><text:span text:style-name="T2">owobjectsmaster.in.append.php :</text:span></text:p>
      <text:p text:style-name="code">[Users] </text:p>
      <text:p text:style-name="P10"># ID de l'Admin User </text:p>
      <text:p text:style-name="code">AdminID=14</text:p>
      <text:p text:style-name="code"/>
      <text:p text:style-name="code">[Tree] </text:p>
      <text:p text:style-name="P10"># ID du node parent par default pour la création des objets </text:p>
      <text:p text:style-name="code">DefaultParentNodeID=2 </text:p>
      <text:p text:style-name="P10"># ID de la section par default pour la création des objets </text:p>
      <text:p text:style-name="code">DefaultSectionID=1</text:p>
      <text:p text:style-name="code"/>
      <text:p text:style-name="code"/>
      <text:p text:style-name="P10"># options relatives à la traduction et au multilangues</text:p>
      <text:p text:style-name="code">[Translation]</text:p>
      <text:p text:style-name="P10"># valeur par default de 'can_translate' des attributes des classes EZ</text:p>
      <text:p text:style-name="P10"># valeurs possibles : 0 ou 1</text:p>
      <text:p text:style-name="code">DefaultCanTranslate=0</text:p>
      <text:p text:style-name="code"></text:p>
      <text:p text:style-name="P10"># options relatives à la recherche</text:p>
      <text:p text:style-name="code">[Search]</text:p>
      <text:p text:style-name="P10"># valeur par default de 'is_searchable' des attributes des classes EZ</text:p>
      <text:p text:style-name="P10"># valeurs possibles : 0 ou 1</text:p>
      <text:p text:style-name="code">DefaultIsSearchable=1</text:p>
      <text:p text:style-name="Text_20_body"/>
      <text:p text:style-name="Text_20_body">Des paramétrés nécessaires à la création à la volée d'objets et classes EZ.</text:p>
      <text:p text:style-name="P2"/>
      <text:p text:style-name="P2">DANS LES CLASSES PHP.</text:p>
      <text:p text:style-name="P2"/>
      <text:p text:style-name="P2"><text:tab/>owobjectsmaster.php :</text:p>
      <text:p text:style-name="code">class <text:span text:style-name="T9">owObjectsMaster</text:span> </text:p>
      <text:p text:style-name="code">{ </text:p>
      <text:p text:style-name="code"><text:tab/><text:span text:style-name="T12">/* </text:span></text:p>
      <text:p text:style-name="P10"><text:tab/> * CONSTANTES </text:p>
      <text:p text:style-name="P10"><text:tab/> */ </text:p>
      <text:p text:style-name="code"><text:tab/> </text:p>
      <text:p text:style-name="code"><text:tab/>const <text:span text:style-name="T9">LOGFILE</text:span> = <text:span text:style-name="T15">"var/log/owObjectsMaster.log"</text:span>; </text:p>
      <text:p text:style-name="code"><text:tab/>const <text:span text:style-name="T9">INIPATH</text:span> = <text:span text:style-name="T15">"extension/connectezsugar/settings/"</text:span>; </text:p>
      <text:p text:style-name="code"><text:tab/>const <text:span text:style-name="T9">INIFILE</text:span> = <text:span text:style-name="T15">"owobjectsmaster.ini.append.php"</text:span>; </text:p>
      <text:p text:style-name="code"><text:tab/></text:p>
      <text:p text:style-name="Text_20_body"/>
      <text:p text:style-name="Text_20_body">LOGFILE : nom du fichier de log pour la class avec chemin d'accès.</text:p>
      <text:p text:style-name="Text_20_body">INIPATH : <text:s/>chemin d'accès du dossier qui contient le fichier <text:span text:style-name="T2">ini</text:span> pour la class.</text:p>
      <text:p text:style-name="Text_20_body">INIFILE : nom du fichier <text:span text:style-name="T2">ini</text:span> pour la class.</text:p>
      <text:p text:style-name="P2"><text:tab/>sugarsynchro.php :</text:p>
      <text:p text:style-name="code">class <text:span text:style-name="T9">SugarSynchro</text:span> </text:p>
      <text:p text:style-name="code">{ </text:p>
      <text:p text:style-name="code"><text:tab/><text:span text:style-name="T12">/* </text:span></text:p>
      <text:p text:style-name="P10"><text:tab/> * CONSTANTES </text:p>
      <text:p text:style-name="P10"><text:tab/> */ </text:p>
      <text:p text:style-name="P10"/>
      <text:p text:style-name="code"><text:tab/>const <text:span text:style-name="T9">LOGFILE</text:span> = <text:span text:style-name="T15">"var/log/SugarSynchro.log"</text:span>; </text:p>
      <text:p text:style-name="code"><text:tab/>const <text:span text:style-name="T9">INIPATH</text:span> = <text:span text:style-name="T15">"extension/connectezsugar/settings/"</text:span>; </text:p>
      <text:p text:style-name="code"><text:tab/>const <text:span text:style-name="T9">INIFILE</text:span> = <text:span text:style-name="T15">"sugarcrm.ini.append.php"</text:span>; </text:p>
      <text:p text:style-name="code"><text:tab/>const <text:span text:style-name="T9">MAPPINGINIFILE</text:span> = <text:span text:style-name="T15">"mappingezsugar.ini.append.php"</text:span>;</text:p>
      <text:p text:style-name="code"/>
      <text:p text:style-name="P2"/>
      <text:p text:style-name="Text_20_body"><text:soft-page-break/>Pour LOGFILE, INIPATH et INIFILE même chose que <text:span text:style-name="T2">owOjectsMaster</text:span><text:span text:style-name="T6">, sauf que les fichier de log et ini ne sont pas les mêmes ;)</text:span></text:p>
      <text:p text:style-name="Text_20_body"><text:span text:style-name="T6">MAPPINGINIFILE : nom du fichier </text:span><text:span text:style-name="T2">ini</text:span><text:span text:style-name="T6"> pour le mapping des modules.</text:span></text:p>
      <text:p text:style-name="P2"/>
      <text:p text:style-name="P2"><text:tab/>sugarconnector.php :</text:p>
      <text:p text:style-name="code">class <text:span text:style-name="T9">SugarConnector</text:span> </text:p>
      <text:p text:style-name="code">{ </text:p>
      <text:p text:style-name="code"/>
      <text:p text:style-name="code"><text:s text:c="4"/>private $client; </text:p>
      <text:p text:style-name="code"><text:s text:c="4"/>private $session; </text:p>
      <text:p text:style-name="code"><text:s text:c="4"/>private $serverNamespace; </text:p>
      <text:p text:style-name="code"/>
      <text:p text:style-name="code"><text:s text:c="4"/>function SugarConnector() </text:p>
      <text:p text:style-name="code"><text:s text:c="4"/>{ </text:p>
      <text:p text:style-name="code"><text:s text:c="8"/><text:span text:style-name="T17">$ini = eZINI::instance(</text:span><text:span text:style-name="T15">"sugarcrm.ini"</text:span><text:span text:style-name="T17">); </text:span></text:p>
      <text:p text:style-name="code"><text:s text:c="8"/>$serverUrl <text:s text:c="6"/>= $ini-&gt;variable("connexion", "ServerUrl"); </text:p>
      <text:p text:style-name="code"><text:s text:c="8"/>$serverPath <text:s text:c="5"/>= $ini-&gt;variable("connexion", "ServerPath"); </text:p>
      <text:p text:style-name="code"><text:s text:c="8"/>$this-&gt;serverNamespace = $ini-&gt;variable("connexion", "ServerNamespace"); </text:p>
      <text:p text:style-name="code"><text:s text:c="8"/>$this-&gt;client = new eZSOAPClient($serverUrl,$serverPath); </text:p>
      <text:p text:style-name="code"><text:s text:c="4"/>}</text:p>
      <text:p text:style-name="Text_20_body"/>
      <text:p text:style-name="Text_20_body">Le fichier <text:span text:style-name="T2">ini</text:span><text:span text:style-name="T6"> appelé dans cette ligne : </text:span></text:p>
      <text:p text:style-name="code"><text:span text:style-name="T18">$ini = eZINI::instance(</text:span><text:span text:style-name="T16">"sugarcrm.ini"</text:span><text:span text:style-name="T18">); </text:span></text:p>
      <text:h text:style-name="Heading_20_3" text:outline-level="3"/>
      <text:h text:style-name="Heading_20_3" text:outline-level="3">Exécution</text:h>
      <text:p text:style-name="Text_20_body">Le lancement du script d'import d'un objet depuis <text:span text:style-name="T1">SUGAR, </text:span><text:span text:style-name="T4">se fait par appel de </text:span><text:span text:style-name="T1">module/view.</text:span></text:p>
      <text:p text:style-name="Text_20_body"><text:span text:style-name="T4">Par exemple, étant mon site </text:span><text:a xlink:type="simple" xlink:href="http://ezsugar.local/">http://ezsugar.local</text:a>, je lance le script en tapant l'url :</text:p>
      <text:p text:style-name="Text_20_body"><text:a xlink:type="simple" xlink:href="http://ezsugar.local/sugarCrm/import/">http://ezsugar.local/sugarCrm/import/</text:a> . </text:p>
      <text:p text:style-name="Text_20_body">Le script attend deux paramétrés :</text:p>
      <text:list xml:id="list1267186323" text:style-name="L2">
        <text:list-item>
          <text:p text:style-name="P17">sugarmodule <text:span text:style-name="T6">: nom du module SUGAR.</text:span></text:p>
        </text:list-item>
        <text:list-item>
          <text:p text:style-name="P16"><text:span text:style-name="T2">sugarid </text:span>: ID de l'objet SUGAR à importer/synchroniser.</text:p>
        </text:list-item>
      </text:list>
      <text:p text:style-name="Text_20_body">Donc pour importer/synchroniser un objet SUGAR d'un module qui s’appelle <text:span text:style-name="T2">test_Hotel</text:span> <text:s/>et avec un ID égale à <text:span text:style-name="T2">df72c261-9645-ec3a-d369-4f2a6ca53650 </text:span><text:span text:style-name="T6">on appelle l'url suivante :</text:span></text:p>
      <text:p text:style-name="Text_20_body"><text:a xlink:type="simple" xlink:href="http://ezsugar.local/sugarCrm/import/"><text:span text:style-name="T6">http://ezsugar.local/sugarCrm/import</text:span></text:a><text:a xlink:type="simple" xlink:href="http://ezsugar.local/sugarCrm/import/"><text:span text:style-name="T19">/</text:span></text:a><text:span text:style-name="T19">test_Hotel/ df72c261-9645-ec3a-d369-4f2a6ca53650.</text:span></text:p>
      <text:h text:style-name="P29" text:outline-level="3"/>
      <text:h text:style-name="P29" text:outline-level="3">Qu'est qu'il fait import.php ?</text:h>
      <text:p text:style-name="Text_20_body"><text:span text:style-name="T22">Si les parametres </text:span><text:span text:style-name="T24">sugarmodule  </text:span><text:span text:style-name="T23">et</text:span><text:span text:style-name="T24"> sugarid</text:span><text:span text:style-name="T23"> ne sont pas donné ça ne fait rien ;)</text:span></text:p>
      <text:p text:style-name="P6">Si oui :</text:p>
      <text:list xml:id="list1564924005" text:style-name="L3">
        <text:list-item>
          <text:p text:style-name="P18">Cherche si une class EZ associé au module SUGAR existe.</text:p>
          <text:list>
            <text:list-item>
              <text:p text:style-name="P18">si n'existe pas, une class EZ est crée avec comme attributs les champs de la table correspondente au module SUGAR.</text:p>
            </text:list-item>
            <text:list-item>
              <text:p text:style-name="P18">Si elle existe, verifie que les attributs de la class EZ sont coherant avec les attributs du module SUGAR.</text:p>
              <text:list>
                <text:list-item>
                  <text:p text:style-name="P18"><text:soft-page-break/>Si les attributs ne sont pas coherants le script s'arete aprés avoir écrit une alerte dans un fichier de log.</text:p>
                </text:list-item>
                <text:list-item>
                  <text:p text:style-name="P18">Si les attributs sont coherant, continue l'execution du script.</text:p>
                </text:list-item>
              </text:list>
            </text:list-item>
          </text:list>
        </text:list-item>
        <text:list-item>
          <text:p text:style-name="P18">Verifie si un objet avec remote_id &lt;classEZ&gt;_&lt;sugarID&gt; existe.</text:p>
          <text:list>
            <text:list-item>
              <text:p text:style-name="P18">Si n'existe pas, un objet EZ est crée avec les valeurs des attributs recuperés chez SUGAR.</text:p>
            </text:list-item>
            <text:list-item>
              <text:p text:style-name="P18">Si l'objet existe, il est mis à jour.</text:p>
            </text:list-item>
          </text:list>
        </text:list-item>
      </text:list>
      <text:p text:style-name="P6">Si il y a des erreurs pendant l'execution du script ils sont noté dans les fichiers de log.</text:p>
      <text:h text:style-name="P26" text:outline-level="2">Les autres scripts </text:h>
      <text:h text:style-name="P30" text:outline-level="3">cleanup.php</text:h>
      <text:p text:style-name="P7">Ce script est utile pendant le développement et les tests de l'extension. Il permet d'effacer des class de contenu et des objets de contenu.</text:p>
      <text:p text:style-name="P7">Fonctionnement par appel de module/view/parametres.</text:p>
      <text:p text:style-name="P7">Pour supprimer une class :</text:p>
      <text:p text:style-name="Text_20_body"><text:a xlink:type="simple" xlink:href="http://ezsugar.local/sugarCrm/cleanup/object"><text:span text:style-name="T22">http://ezsugar.local/sugarCrm/cleanup</text:span></text:a><text:a xlink:type="simple" xlink:href="http://ezsugar.local/sugarCrm/cleanup/object"><text:span text:style-name="T20">/</text:span></text:a><text:span text:style-name="T20">class/&lt;identifiant_de_la_class&gt;</text:span></text:p>
      <text:p text:style-name="P7">Pour supprimer un objet et nettoyer la base de ces traces :</text:p>
      <text:p text:style-name="P4"><text:a xlink:type="simple" xlink:href="http://ezsugar.local/sugarCrm/cleanup/object/"><text:span text:style-name="T22">http://ezsugar.local/sugarCrm/cleanup</text:span></text:a><text:a xlink:type="simple" xlink:href="http://ezsugar.local/sugarCrm/cleanup/object/"><text:span text:style-name="T21">/object/</text:span></text:a><text:span text:style-name="T21">&lt;remote_id&gt;</text:span></text:p>
      <text:h text:style-name="P30" text:outline-level="3">updateclass.php</text:h>
      <text:p text:style-name="P7">Ce script s'occupe de mettre à jour une class de contenu dans le cas ou un modele SUGAR à changé. Il est encore à l'état de developpement.</text:p>
      <text:p text:style-name="P7">Fonctionnement par appel de module/view/parametres.</text:p>
      <text:p text:style-name="P4"><text:a xlink:type="simple" xlink:href="http://ezsugar.local/sugarCrm/updateclass/"><text:span text:style-name="T22">http://ezsugar.local/sugarCrm/updateclass</text:span></text:a><text:a xlink:type="simple" xlink:href="http://ezsugar.local/sugarCrm/updateclass/"><text:span text:style-name="T21">/</text:span></text:a><text:span text:style-name="T21">&lt;nom_du_module_sugar&gt;</text:span></text:p>
      <text:h text:style-name="P30" text:outline-level="3">querysugar.php</text:h>
      <text:p text:style-name="P7">Ce script est utile pendant la phase de développement. Il permet de faire de requetes SOAP à SUGAR. Pour visualiser comment et quoi SUGAR retourne pour une requete donné.</text:p>
      <text:p text:style-name="P7">Fonctionnement par appel de module/view/parametres.</text:p>
      <text:p text:style-name="P4"><text:a xlink:type="simple" xlink:href="http://ezsugar.local/sugarCrm/querysugar/"><text:span text:style-name="T22">http://ezsugar.local/sugarCrm/querysugar</text:span></text:a><text:a xlink:type="simple" xlink:href="http://ezsugar.local/sugarCrm/querysugar/"><text:span text:style-name="T21">/</text:span></text:a><text:span text:style-name="T21">&lt;query&gt;/&lt;sugar_module&gt;/&lt;sugar_id&gt;</text:span></text:p>
      <text:p text:style-name="P8">Pour l'instant il y a seulement deux requetes, mais d'autres peuvent aisement être rajoutées.</text:p>
      <text:p text:style-name="code"><text:span text:style-name="T22">switch(</text:span><text:span text:style-name="T10">$query</text:span><text:span text:style-name="T22">)</text:span></text:p>
      <text:p text:style-name="P13">{ </text:p>
      <text:p text:style-name="code"><text:span text:style-name="T22"><text:tab/>case </text:span><text:span text:style-name="T25">"get_available_modules"</text:span><text:span text:style-name="T22"> : </text:span></text:p>
      <text:p text:style-name="code"><text:span text:style-name="T22"><text:tab/><text:tab/></text:span><text:span text:style-name="T10">$sugardata = $sugarConnector-&gt;get_available_modules(); </text:span></text:p>
      <text:p text:style-name="P12"><text:tab/><text:tab/>$result=$sugardata; </text:p>
      <text:p text:style-name="P12"><text:tab/><text:tab/>break; </text:p>
      <text:p text:style-name="code"><text:span text:style-name="T22"><text:tab/>case </text:span><text:span text:style-name="T25">"get_module_fields"</text:span><text:span text:style-name="T22"> : </text:span></text:p>
      <text:p text:style-name="code"><text:span text:style-name="T22"><text:tab/><text:tab/></text:span><text:span text:style-name="T10">$sugardata = $sugarConnector-&gt;get_module_fields($sugarmodule); </text:span></text:p>
      <text:p text:style-name="P12"><text:tab/><text:tab/>$result=$sugardata['module_fields']; </text:p>
      <text:p text:style-name="code"><text:span text:style-name="T10"><text:tab/><text:tab/>break;</text:span><text:span text:style-name="T22"> </text:span></text:p>
      <text:p text:style-name="P13">}</text:p>
      <text:p text:style-name="P13"/>
      <text:p text:style-name="P8"/>
      <text:p text:style-name="P8">Exemple d'appel :</text:p>
      <text:p text:style-name="Text_20_body"><text:soft-page-break/><text:a xlink:type="simple" xlink:href="http://ezsugar.local/sugarCrm/querysugar/"><text:span text:style-name="T22">http://ezsugar.local/sugarCrm/querysugar</text:span></text:a><text:a xlink:type="simple" xlink:href="http://ezsugar.local/sugarCrm/querysugar/"><text:span text:style-name="T20">/</text:span></text:a><text:span text:style-name="T20"> get_available_modules</text:span></text:p>
      <text:p text:style-name="Text_20_body"><text:a xlink:type="simple" xlink:href="http://ezsugar.local/sugarCrm/querysugar/"><text:span text:style-name="T20">http://ezsugar.local/sugarCrm/querysugar/</text:span></text:a><text:span text:style-name="T20"> get_module_fields/test_Hotel</text:span></text:p>
      <text:h text:style-name="P27" text:outline-level="2">Les Classes</text:h>
      <text:h text:style-name="P29" text:outline-level="3">owLogger</text:h>
      <text:p text:style-name="P8">Cette class est utilisé pour créer des fichiers de log. Elle est appelé dans les autres classes. Donc elle est necessaire au bon fonctionnement de ces dérnières.</text:p>
      <text:h text:style-name="P29" text:outline-level="3">owObjectsMaster</text:h>
      <text:p text:style-name="P8">owObjectsMaster est une class que on peut utiliser en déhors de cette extension et de façon generique.</text:p>
      <text:p text:style-name="P8">Plusieurs mèthode pour la création, la mise à jour, la suppression de classes et objets de contenu EZ.</text:p>
      <text:p text:style-name="P8">Ainsi que des mèthodes liée à la gestion des classes et objets de contenu EZ. </text:p>
      <text:h text:style-name="P29" text:outline-level="3">SugarSynchro</text:h>
      <text:p text:style-name="P8">SugarSynchro contient des mèthodes utiles à la synchronisations des deux bases de donnée. C'est cette class qui fait la liason entre owObjectsMaster et l'extension connectezsugar. Ce qui m'as permis de garder l'independence et donc la portabilité de owObjectsMaster, qui est appelé dans certaines mèthodes <text:s/>de SugarSynchro. Donc SugarSynchro a besoin de owObjectsMaster mais pas l'inverse.</text:p>
      <text:h text:style-name="P29" text:outline-level="3">SugarConnector</text:h>
      <text:p text:style-name="P8">SugarConnector contient des mèthodes pour les requetes SOAP à SUGAR.</text:p>
      <text:h text:style-name="P29" text:outline-level="3">La mèthode statique definition()</text:h>
      <text:p text:style-name="P8">Inspiré de la mèthode definition commune aux classes php de EZ, cette mèthode qui est présente dans owObjectsMaster et SugarSynchro, contient des informations propre à la class et permet de generaliser certaines mèthodes ou des actions communes à plusiers mèthodes.</text:p>
      <text:p text:style-name="P3"><text:tab/>inidata_list :</text:p>
      <text:p text:style-name="Text_20_body"><text:span text:style-name="T22">Tableau qui liste les variables des fichiers </text:span><text:span text:style-name="T24">INI</text:span><text:span text:style-name="T23"> necessaires aux fonctionnalités de la class.</text:span></text:p>
      <text:p text:style-name="P3"><text:tab/>properties_list :</text:p>
      <text:p text:style-name="P8">Tableau qui liste les propriétés de la class qui sont utilisés dans les mèthodes.</text:p>
      <text:p text:style-name="P3"><text:tab/>parameters_per_function :</text:p>
      <text:p text:style-name="P8">Tableau qui liste, par mèthode (pas toutes), les propriétés dont la mèthode a besoin comme arguments. C'est utile que dans les cas ou une mèthode utilise comme paramètres des propriétés de la class.</text:p>
      <text:p text:style-name="P8"/>
      <text:p text:style-name="P8">Par exemple, $parameters_per_function ça permet de faire ça :</text:p>
      <text:p text:style-name="code"><text:soft-page-break/>public function <text:span text:style-name="T9">updateClassEz($args</text:span> <text:span text:style-name="T10">= null)</text:span> </text:p>
      <text:p text:style-name="P13">{ </text:p>
      <text:p text:style-name="code"><text:tab/><text:span text:style-name="T12">// verifie si la fonction a les parametres necessaires à son execution</text:span> </text:p>
      <text:p text:style-name="code"><text:tab/><text:span text:style-name="T10">$verify = $this-&gt;verifyArgsForFunction("updateClassEz", $args); </text:span></text:p>
      <text:p text:style-name="P12"><text:tab/>if(!$verify) </text:p>
      <text:p text:style-name="code"><text:tab/><text:tab/>return false; </text:p>
      <text:p text:style-name="P13"><text:tab/><text:tab/><text:tab/> </text:p>
      <text:p text:style-name="code"><text:tab/><text:span text:style-name="T12">// traitement</text:span></text:p>
      <text:p text:style-name="P10"><text:tab/>// ... </text:p>
      <text:p text:style-name="P13"><text:tab/><text:tab/><text:tab/> </text:p>
      <text:p text:style-name="P13">}</text:p>
      <text:p text:style-name="P15"/>
      <text:p text:style-name="P14"><text:span text:style-name="T26">protected</text:span> <text:span text:style-name="T27">function</text:span> verifyArgsForFunction($function_name, $args) </text:p>
      <text:p text:style-name="code_5f_2">{ </text:p>
      <text:p text:style-name="code_5f_2"><text:tab/><text:span text:style-name="T11">// load definition si ce n'est pas dèjà fait </text:span></text:p>
      <text:p text:style-name="code_5f_2"><text:tab/>if(count(self::$definition) == 0) </text:p>
      <text:p text:style-name="code_5f_2"><text:tab/><text:tab/>self::definition(); </text:p>
      <text:p text:style-name="code_5f_2"/>
      <text:p text:style-name="P14"><text:tab/><text:span text:style-name="T13">// parametres necessaires à la function </text:span></text:p>
      <text:p text:style-name="code_5f_2"><text:tab/>$parameters = self::$parameters_per_function[$function_name]; </text:p>
      <text:p text:style-name="code_5f_2"/>
      <text:p text:style-name="code_5f_2"><text:tab/><text:span text:style-name="T14">// verifie si on a passé le parametre $args à la function $function_name </text:span></text:p>
      <text:p text:style-name="P14"><text:tab/>if(is_null($args)) <text:span text:style-name="T13">// si non </text:span></text:p>
      <text:p text:style-name="code_5f_2"><text:tab/>{ </text:p>
      <text:p text:style-name="P14"><text:tab/><text:tab/><text:span text:style-name="T13">// verifie properties </text:span></text:p>
      <text:p text:style-name="code_5f_2"><text:tab/><text:tab/>foreach($parameters as $name =&gt; $required) </text:p>
      <text:p text:style-name="code_5f_2"><text:tab/><text:tab/>{ </text:p>
      <text:p text:style-name="code_5f_2"><text:tab/><text:tab/><text:tab/>if( !isset($this-&gt;properties[$name]) and $required ) </text:p>
      <text:p text:style-name="code_5f_2"><text:tab/><text:tab/><text:tab/>{ </text:p>
      <text:p text:style-name="code_5f_2"><text:tab/><text:tab/><text:tab/><text:tab/>$error = $function_name . " : " . $name . " n'est pas reinsegné !"; </text:p>
      <text:p text:style-name="code_5f_2"><text:tab/><text:tab/><text:tab/><text:tab/>self::$logger-&gt;writeTimedString($error); </text:p>
      <text:p text:style-name="P14"><text:tab/><text:tab/><text:tab/><text:tab/><text:span text:style-name="T27">return</text:span> false; </text:p>
      <text:p text:style-name="code_5f_2"><text:tab/><text:tab/><text:tab/>} </text:p>
      <text:p text:style-name="code_5f_2"><text:tab/><text:tab/>} </text:p>
      <text:p text:style-name="code_5f_2"><text:tab/>} </text:p>
      <text:p text:style-name="P14"><text:tab/>else <text:span text:style-name="T13">// si oui </text:span></text:p>
      <text:p text:style-name="code_5f_2"><text:tab/>{ </text:p>
      <text:p text:style-name="P14"><text:tab/><text:tab/><text:span text:style-name="T13">// verifie args </text:span></text:p>
      <text:p text:style-name="code_5f_2"><text:tab/><text:tab/>foreach($parameters as $name =&gt; $required) </text:p>
      <text:p text:style-name="code_5f_2"><text:tab/><text:tab/>{ </text:p>
      <text:p text:style-name="code_5f_2"><text:tab/><text:tab/><text:tab/>if( !isset($args[$name]) and $required ) </text:p>
      <text:p text:style-name="code_5f_2"><text:tab/><text:tab/><text:tab/>{ </text:p>
      <text:p text:style-name="code_5f_2"><text:tab/><text:tab/><text:tab/><text:tab/>if(!isset($this-&gt;properties[$name])) </text:p>
      <text:p text:style-name="code_5f_2"><text:tab/><text:tab/><text:tab/><text:tab/>{ </text:p>
      <text:p text:style-name="code_5f_2"><text:tab/><text:tab/><text:tab/><text:tab/><text:tab/>$error = $function_name." : ".$name." n'est pas reinsegné !"; </text:p>
      <text:p text:style-name="code_5f_2"><text:tab/><text:tab/><text:tab/><text:tab/><text:tab/>self::$logger-&gt;writeTimedString($error); </text:p>
      <text:p text:style-name="P14"><text:tab/><text:tab/><text:tab/><text:tab/><text:tab/><text:span text:style-name="T27">return</text:span> false; </text:p>
      <text:p text:style-name="code_5f_2"><text:tab/><text:tab/><text:tab/><text:tab/>} </text:p>
      <text:p text:style-name="code_5f_2"><text:tab/><text:tab/><text:tab/>} </text:p>
      <text:p text:style-name="code_5f_2"><text:tab/><text:tab/><text:tab/>elseif( isset($args[$name]) ) </text:p>
      <text:p text:style-name="code_5f_2"><text:tab/><text:tab/><text:tab/>{ </text:p>
      <text:p text:style-name="P14"><text:tab/><text:tab/><text:tab/><text:tab/><text:span text:style-name="T13">// set property </text:span></text:p>
      <text:p text:style-name="code_5f_2"><text:tab/><text:tab/><text:tab/><text:tab/>$this-&gt;properties[$name] = $args[$name]; </text:p>
      <text:p text:style-name="code_5f_2"><text:tab/><text:tab/><text:tab/>} </text:p>
      <text:p text:style-name="code_5f_2"><text:tab/><text:tab/>} </text:p>
      <text:p text:style-name="code_5f_2"><text:tab/>} </text:p>
      <text:p text:style-name="code_5f_2"><text:tab/> </text:p>
      <text:p text:style-name="P14"><text:tab/><text:span text:style-name="T27">return</text:span> true; </text:p>
      <text:p text:style-name="code_5f_2"><text:tab/> </text:p>
      <text:p text:style-name="code_5f_2">}</text:p>
      <text:h text:style-name="P27" text:outline-level="2">TODO</text:h>
      <text:list xml:id="list1143850227" text:style-name="L4">
        <text:list-item>
          <text:p text:style-name="P21">Il y a encore des problèmes d'encodages des caracteres lors de écriture de la valeur d'un attribut dans la base EZ.</text:p>
        </text:list-item>
        <text:list-item>
          <text:p text:style-name="P19">Generer des alertes par mail pour certains erreurs rencontrés durant l'execution du script. Comme par exemple une incoherances rencontré entre une class EZ et son correspondant module SUGAR.</text:p>
        </text:list-item>
        <text:list-item>
          <text:p text:style-name="P19">Terminer le script d'update d'une class EZ, qui doit aussi prévoir la mise à jour de tous les objets existants de cette class.</text:p>
        </text:list-item>
        <text:list-item>
          <text:p text:style-name="P19"><text:soft-page-break/><text:span text:style-name="T28">Créer des script chronjobs pour les tache de synchronistation massive d'objets</text:span> et la mise à jour des classes. </text:p>
        </text:list-item>
        <text:list-item>
          <text:p text:style-name="P20"><text:span text:style-name="T8">? </text:span><text:span text:style-name="T22">Créer une class abstraite de la quelle faire hériter owObjectsMaster et SugarSynchro </text:span><text:span text:style-name="T8">?</text:span><text:span text:style-name="T22"> La question se pose parce que j'ai utilisé des mèthode communes et identiques pour les deux classes.</text:span></text:p>
        </text:list-item>
        <text:list-item>
          <text:p text:style-name="P19"><text:s/>Gestion des erreurs des requêtes SOAP</text:p>
        </text:list-item>
        <text:list-item>
          <text:p text:style-name="P1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margin-left="0.76cm" fo:margin-right="1.3cm" fo:margin-top="1.42cm" fo:margin-bottom="1.109cm" fo:text-align="center" style:justify-single-word="false" fo:text-indent="-0.76cm" style:auto-text-indent="false" style:page-number="auto">
        <style:tab-stops/>
      </style:paragraph-properties>
      <style:text-properties fo:text-transform="uppercase" fo:color="#000080" fo:font-size="180%"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711cm" fo:text-align="center" style:justify-single-word="false" style:page-number="auto"/>
      <style:text-properties fo:color="#008080" fo:font-size="18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1.36cm" fo:margin-right="0cm" fo:margin-top="0.42cm" fo:margin-bottom="0.51cm" fo:text-indent="-0.76cm" style:auto-text-indent="false" style:page-number="auto" fo:background-color="transparent" style:shadow="none">
        <style:tab-stops/>
        <style:background-image/>
      </style:paragraph-properties>
      <style:text-properties fo:color="#355e00" fo:font-size="14pt" fo:font-style="italic" style:text-underline-style="solid" style:text-underline-width="auto" style:text-underline-color="font-color" fo:font-weight="bold" style:font-size-asian="14pt" style:font-weight-asian="bold" style:font-size-complex="14pt" style:font-weight-complex="bold"/>
    </style:style>
    <style:style style:name="code" style:family="paragraph" style:auto-update="true" style:class="text" style:master-page-name="">
      <style:paragraph-properties fo:margin-left="0.499cm" fo:margin-right="0.499cm" fo:margin-top="0cm" fo:margin-bottom="0cm" fo:text-indent="0cm" style:auto-text-indent="false" style:page-number="auto" fo:background-color="#333333" fo:padding="0cm" fo:border="0.035cm solid #800080" style:shadow="none" fo:keep-with-next="always">
        <style:background-image/>
      </style:paragraph-properties>
      <style:text-properties fo:color="#ffff99" style:font-name="Liberation Mono" fo:font-size="9pt" style:font-size-asian="10.5pt"/>
    </style:style>
    <style:style style:name="code_5f_2" style:display-name="code_2" style:family="paragraph" style:parent-style-name="code" style:class="text" style:master-page-name="">
      <style:paragraph-properties fo:margin-left="0cm" fo:margin-right="0cm" fo:text-indent="0cm" style:auto-text-indent="false" style:page-number="auto"/>
      <style:text-properties fo:color="#ffffff"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69cm" fo:margin-bottom="1.021cm" fo:margin-left="1.147cm" fo:margin-right="1.28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ssimiliano Pasquesi</meta:initial-creator>
    <meta:creation-date>2012-02-13T16:33:01</meta:creation-date>
    <dc:date>2012-02-20T17:57:25</dc:date>
    <dc:creator>Massimiliano Pasquesi</dc:creator>
    <meta:editing-duration>PT8H21M31S</meta:editing-duration>
    <meta:editing-cycles>118</meta:editing-cycles>
    <meta:generator>LibreOffice/3.3$Linux LibreOffice_project/330m19$Build-401</meta:generator>
    <meta:document-statistic meta:table-count="0" meta:image-count="0" meta:object-count="0" meta:page-count="9" meta:paragraph-count="321" meta:word-count="1942" meta:character-count="14596"/>
  </office:meta>
</office:document-meta>
</file>